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e Henscheö</meta:initial-creator>
    <meta:creation-date>2013-11-05T07:06:19.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4.2$Windows_x86 LibreOffice_project/9e9821abd0ffdbc09cd8c52eaa574fa09eb08f2</meta:generator>
  </office:meta>
</office:document-meta>
</file>